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6cm" svg:height="1.5cm" svg:x="7.5cm" svg:y="2cm">
          <text:p text:style-name="P1">Press controll button</text:p>
        </draw:rect>
        <draw:custom-shape draw:style-name="gr2" draw:text-style-name="P1" draw:id="id2" draw:layer="layout" svg:width="5.5cm" svg:height="2cm" svg:x="8cm" svg:y="5cm">
          <text:p text:style-name="P1">Interva is 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5cm" svg:y1="3.5cm" svg:x2="10.749cm" svg:y2="5cm" draw:start-shape="id1" draw:start-glue-point="2" draw:end-shape="id2" draw:end-glue-point="4" svg:d="m10500 3500v750h249v750">
          <text:p/>
        </draw:connector>
        <draw:rect draw:style-name="gr1" draw:text-style-name="P1" draw:id="id3" draw:layer="layout" svg:width="7.5cm" svg:height="2.5cm" svg:x="1.5cm" svg:y="7cm">
          <text:p text:style-name="P1">//set up correction mode</text:p>
          <text:p text:style-name="P1">correction = 1;<text:tab/></text:p>
        </draw:rect>
        <draw:connector draw:style-name="gr1" draw:text-style-name="P1" draw:layer="measurelines" svg:x1="8cm" svg:y1="5.999cm" svg:x2="5.25cm" svg:y2="7cm" draw:start-shape="id2" draw:start-glue-point="5" draw:end-shape="id3" svg:d="m8000 5999h-2750v1001">
          <text:p/>
        </draw:connector>
        <draw:frame draw:style-name="gr4" draw:text-style-name="P1" draw:layer="measurelines" svg:width="1.48cm" svg:height="0.964cm" svg:x="5.5cm" svg:y="5cm">
          <draw:text-box>
            <text:p text:style-name="P1">yes</text:p>
          </draw:text-box>
        </draw:frame>
        <draw:connector draw:style-name="gr1" draw:text-style-name="P1" draw:layer="measurelines" svg:x1="13.5cm" svg:y1="5.999cm" svg:x2="10.25cm" svg:y2="12cm" draw:start-shape="id2" draw:start-glue-point="7" draw:end-shape="id4" draw:end-glue-point="0" svg:d="m13500 5999h501v3502h-3751v2499">
          <text:p/>
        </draw:connector>
        <draw:frame draw:style-name="gr4" draw:text-style-name="P1" draw:layer="measurelines" svg:width="1.311cm" svg:height="0.964cm" svg:x="13.689cm" svg:y="5.036cm">
          <draw:text-box>
            <text:p text:style-name="P1">No</text:p>
          </draw:text-box>
        </draw:frame>
        <draw:rect draw:style-name="gr3" draw:text-style-name="P1" draw:id="id4" draw:layer="measurelines" svg:width="10.5cm" svg:height="3cm" svg:x="5cm" svg:y="12cm">
          <text:p text:style-name="P1">Button startInterva: dislay</text:p>
          <text:p text:style-name="P1">Button stopInterval: display:none,</text:p>
        </draw:rect>
        <draw:connector draw:style-name="gr3" draw:text-style-name="P1" draw:layer="measurelines" svg:x1="5.25cm" svg:y1="9.5cm" svg:x2="10.25cm" svg:y2="12cm" draw:start-shape="id3" draw:start-glue-point="2" draw:end-shape="id4" draw:end-glue-point="0" svg:d="m5250 9500v1250h5000v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358cm" fo:margin-right="0.7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sdf asdf</meta:initial-creator>
    <meta:creation-date>2009-07-06T21:21:07.06</meta:creation-date>
    <dc:date>2009-07-06T21:31:34.65</dc:date>
    <dc:creator>asdf asdf</dc:creator>
    <meta:editing-duration>PT00H10M31S</meta:editing-duration>
    <meta:editing-cycles>1</meta:editing-cycles>
    <meta:document-statistic meta:object-count="10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